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MyLibrary/Module1.bin" manifest:media-type=""/>
  <manifest:file-entry manifest:full-path="Basic/MyLibrary/Module1.xml" manifest:media-type="text/xml" manifest:size="1083">
    <manifest:encryption-data manifest:checksum-type="urn:oasis:names:tc:opendocument:xmlns:manifest:1.0#sha256-1k" manifest:checksum="lTRFRT8O5y6HzauVTXvmVm0f+xnCD1zi4Owxq1QWWjw=">
      <manifest:algorithm manifest:algorithm-name="http://www.w3.org/2001/04/xmlenc#aes256-cbc" manifest:initialisation-vector="QNZZ9jEXyTKsyf/jULIKyw=="/>
      <manifest:start-key-generation manifest:start-key-generation-name="http://www.w3.org/2000/09/xmldsig#sha256" manifest:key-size="32"/>
      <manifest:key-derivation manifest:key-derivation-name="PBKDF2" manifest:key-size="32" manifest:iteration-count="100000" manifest:salt="OMlm8egTzeK3pQah0QLZ0w=="/>
    </manifest:encryption-data>
  </manifest:file-entry>
  <manifest:file-entry manifest:full-path="Basic/MyLibrary/script-lb.xml" manifest:media-type="text/xml"/>
  <manifest:file-entry manifest:full-path="Basic/MyLibrary/BigModule.xml" manifest:media-type="text/xml" manifest:size="273430">
    <manifest:encryption-data manifest:checksum-type="urn:oasis:names:tc:opendocument:xmlns:manifest:1.0#sha256-1k" manifest:checksum="ngikB/pc4DhnJuBB9qiPET36U4npMBlEVv9yToJ1l4M=">
      <manifest:algorithm manifest:algorithm-name="http://www.w3.org/2001/04/xmlenc#aes256-cbc" manifest:initialisation-vector="FdBmWcH1Qirvd+0Fq9R3sQ=="/>
      <manifest:start-key-generation manifest:start-key-generation-name="http://www.w3.org/2000/09/xmldsig#sha256" manifest:key-size="32"/>
      <manifest:key-derivation manifest:key-derivation-name="PBKDF2" manifest:key-size="32" manifest:iteration-count="100000" manifest:salt="kdwbj/SAkqcc8mW2Uxn0cQ=="/>
    </manifest:encryption-data>
  </manifest:file-entry>
  <manifest:file-entry manifest:full-path="Basic/MyLibrary/BigModule.bin" manifest:media-type=""/>
  <manifest:file-entry manifest:full-path="Basic/script-lc.xml" manifest:media-type="text/xml"/>
  <manifest:file-entry manifest:full-path="Dialogs/Standard/dialog-lb.xml" manifest:media-type="text/xml"/>
  <manifest:file-entry manifest:full-path="Dialogs/MyLibrary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Test M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AndExecuteTest?language=Basic&amp;location=document" xlink:type="simple"/>
              </office:event-listeners>
            </form:button>
            <form:button form:name="Bouton 2" form:control-implementation="ooo:com.sun.star.form.component.CommandButton" xml:id="control2" form:id="control2" form:label="big Metho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bigMethod?language=Basic&amp;location=document" xlink:type="simple"/>
              </office:event-listeners>
            </form:button>
            <form:button form:name="Bouton 2" form:control-implementation="ooo:com.sun.star.form.component.CommandButton" xml:id="control3" form:id="control3" form:label="far big Metho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farBigMethod?language=Basic&amp;location=document" xlink:type="simple"/>
              </office:event-listeners>
            </form:button>
          </form:form>
        </office:forms>
        <table:shapes>
          <draw:control draw:z-index="0" draw:text-style-name="P1" svg:width="7.024cm" svg:height="1.514cm" svg:x="5.017cm" svg:y="2.178cm" draw:control="control1"/>
          <draw:control draw:z-index="1" draw:text-style-name="P1" svg:width="3.744cm" svg:height="1.434cm" svg:x="3.139cm" svg:y="8.208cm" draw:control="control2"/>
          <draw:control draw:z-index="2" draw:text-style-name="P1" svg:width="3.744cm" svg:height="1.434cm" svg:x="9.031cm" svg:y="8.048cm" draw:control="control3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.00.0000</text:date>, <text:time style:data-style-name="N2" text:time-value="14:04:23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rent Godard</meta:initial-creator>
    <meta:creation-date>2014-03-10T10:55:49.530350351</meta:creation-date>
    <dc:date>2020-08-17T14:07:08.312000000</dc:date>
    <meta:editing-duration>PT2H40M18S</meta:editing-duration>
    <meta:editing-cycles>59</meta:editing-cycles>
    <meta:generator>LibreOfficeDev/7.1.0.0.alpha0$Windows_X86_64 LibreOffice_project/c6dacc358aa9e76579810a3113c61d19351dfe90</meta:generator>
    <meta:document-statistic meta:table-count="1" meta:cell-count="3" meta:object-count="3"/>
  </office:meta>
</office:document-meta>
</file>

<file path=Basic/MyLibrary/BigModule.xml>� ȧ,�6w����}X��]�O�YrnF���/a�s�/>1��H��q����]��u�G��o����ī�qlr�3\�*r�5�$ğ/o���FQ�Q����a�p �E�b��s^��bc�['1׻:�K�Pm�i�
`�iK�V$�FϤ�oO%9����FQ�"� {���*S���u��먀�ԙ�"��scM���t,���!j�Y�Bt��8:V�q�%�}e�-��^:f��:wЏ �3��e�j1S�=*��ɦMM��a  6Z�w��R�-}(��9D+m���ڒy�cJ�ё� c��rfw`J����M�é87:�������_ۺ��#3����c����J�ͨ�0�'q�h�f\���#�$2l�GrՉ�֔��в�d�P���޻���r~+u��T�:b�.tR�	ugtr},=V�k[�y#/6h�EP澴Úh^��-�F����yj-!�4�4������gk%��m:����!W� sH���3��\�����wZu���D �*Ľ8������-M[���Չ
���!� ��}���ϑ]܂񙨈$?�o��� *��*��e�G�&.I�R��$e�k�%�{��ߑ���
E"�:�@��ӑ�y̬����]	1RVK�(��9I�2��������(��-�ϣ"nIsS���������Dm��b]��h��?Np�Yix�,H�6ONo��
�o��@ԍ�D�x��I�W�xN���bzۑ�nv�꟞(R��<�":�fƀt&(�N��$ם=B6|����l�o�nov���VAδ�9v�-��l��J|�$��6�V&fޥy��XC��C��N��cp������b,|�%��R;�G��15�`�$�X��&��Ze�R��U|�����	�!tw��-}���B�g�a��wHD�e��ة��@2��>��j��'�ox����7M#F�(l�㔷Z�v����o?q��}��C��5�?r���\�>���ed ���?z��q$��ܱ��WX5?6�u�Z�"��( �#РN���8�/��Hp�\G�>�&U~�\����ngA��Uqt�	k}T$h<���I�� |�Ԥ �
$}:�;�t�_����<�'~�4�H���FލP�_�	)Lg�\Y�7��c�M��;�=SN��P�9i��G�?1r�w�BWi�>A}1��0B���u�����F�����B�cqeƩ(�Q��f������s>���#Pҽ�m�`~�$����v�>�a��OR�8S����r�2�m�mL[A��y�!%6���!�Z�+��K�6@��?�kb�7������R���W�D��9-�V<9�=y
`bE�B��aB7M��y��I�}Ì��h�x�ϼA����ͯ���<����!�lj�܋Sv��I�.L���8	 8$�q����>4�C��@I,9AZ��y��P_6-�l ��1�<��d��0�����Ȩ�E2}�G~����B�Q��P��/�&n�5�8O�7#A�Q �)g���6�Vx�x}�~,�0\�&}�;;_���fpTJy �i�:1;wV���JĴ�<6�&C��>����n�Ɵ\�#3�<p��.��)��i�pGA*�`��M��_0&����R�$���l9�ښ�H��⒈�� �J�S+	us�7�7�R�@<��]��M8�k���_)�&��9������yĝ�[�X1�: �7?�F�R����$�3(�O��H���+�K��b3�nj6r +�e�_0̾\%�'IAk.���z] p�¶T¢Vj���)K�:Ƹ�rM�=`-b[���m@�b�)��pj�'�	�~����t�cJ'S�+�%�̊�]=ϏA���� :����H
&��%��I�#�W�,�7�E���c���g���z"��K� Ҭ���gA�:�rtTh��w�K+z��K�C(Rf&P̝l�쒆r	���� b^��aCEFLҦ��hCO9ه�|�2(����9<,.�����vo��P)y�����C��P���ƶ�������pϼP=y:l����x�	2�k�<1j�	W���Z�Db�|� ����C�L8�U3h
��װ�G�Z��xY�_��*�t�jd���H�9��Xot販H�����X�q̲M���78��e���Y�l,~ٖZ��_��E�
?\�S�M$GuDɎ_�A6���"ψ�D�]�c$^�w�c�*���e��E;t����F���\�jt	��d�t3���R���*�Exհ������hP�ز���ɦu͗���-i�R/_�H{yb8p����5)VJ=v�:m2��O%��S,�7nxtt^����Ź��
�Ъ��q�A�;]��\��!�,Zjf�#�����a���-5��I)���\���=+Yɘ��/���|/at�U���4�����,�LAC�/�&�����l 2��ͦq�ɺ
��t�l�O����P�:��`(c��(ve�2|�1։�C�Ʉ�~��h1��(Ak���	O�zy4/���
�'5��{o��ҫ>j5�0�v��P]�G�PG4��L� ��|<�<��tgz�R��m]�	%�G��+\�!J�J���e�v�'<_9�2}��,��_�Ӻ��;-iyy��}�%��֥@�u��1ۊ>_�_��Р�|���z|����~�GE�0`)hU�N�Y�~\�ʫ�ͻ���4��m�������!�;��H�H��n��%�BЎ�|����Ò�-TD\S�=�,�gyt�5����̉������
o�vo(�{��4<�������*�~ճ��Ϋ��o���80�jOi+�$�/�-I�{8\B4#"v6��|����j�5�<�yL3!�v�FmN�`���㩅< ��.��QQ�����,���lg=�R�2��;._\4��q�0�-z~�t��|V�:PK��B�^����W�7���Z�\ź��7�����z�"������jo��H�E�(R0L���|���N+���p/(���r:0��#�&/���Z
��S�`�VB������,�i -;X���j�����~3�l�'�U{Q���D����H-��A�K��4��)���U�kW��}��}��cf��Y����w�D�<>���ǽX�:춆� W���C]�B_���/��nQQ()��� h�!J�2gh(���9�'�!�L�qJqv�O���� з"�1E�Gl5������
</file>

<file path=Basic/MyLibrary/Module1.xml>U�Ί��Ԓ��F���];�A�����tw�[�G¥�'R@�f�@@TEt�q��Q����ɨ�"U"1W
�ʸI���kd�0x����H����)j���k�n��K0�IZ9]?+�y�A^��g�/������2A�O�9� }dz��B �l��.֖m�=��N��flE՛��e��yu�Q8.�h�/2����ZO�˧rGC"lC�N�F�6��)����)_�Ȇ_�jX;�3�bwg4�v�9P����%�]�'b����r$K��i(P�̛���՘w��T<��,��Y_���K��1j�k�1`�JA;P�m�b��QG��������r!�E�9���d�z̪��Ԁ`�
����.iJ)zAZW:3ԊS��v�}�d�N�S��=��y��iu�� W�q��W���+z��E;t��ɵ�kL�I{&�oҮWsds�)<�U�S�}�-5�g�eB;��!�#������VI�8� ��j�\4 ��G�rʕ����sF����4�(2�+`�YƯވ-�)ݤ��{5�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  <library:element library:name="BigModule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
sub LoadAndExecuteTest
  ' First, test loading the protected library. On error, it would stop here
  ' instead of proceeding after implicit loading that eats errors
  ThisComponent.BasicLibraries.LoadLibrary("MyLibrary")
  ' Now the actual execution
  MyLibrary.Module1.Main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